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4ed44" officeooo:paragraph-rsid="0014ed44" style:font-size-asian="15pt" style:font-weight-asian="normal" style:font-size-complex="15pt" style:font-weight-complex="normal"/>
    </style:style>
    <style:style style:name="P2" style:family="paragraph" style:parent-style-name="Standard" style:list-style-name="L3">
      <style:paragraph-properties fo:text-align="justify" style:justify-single-word="false"/>
      <style:text-properties officeooo:paragraph-rsid="00190f36"/>
    </style:style>
    <style:style style:name="P3" style:family="paragraph" style:parent-style-name="Standard">
      <style:paragraph-properties fo:text-align="justify" style:justify-single-word="false"/>
      <style:text-properties officeooo:paragraph-rsid="00190f36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14ed44"/>
    </style:style>
    <style:style style:name="P5" style:family="paragraph" style:parent-style-name="Standard" style:list-style-name="L4">
      <style:paragraph-properties fo:text-align="justify" style:justify-single-word="false"/>
      <style:text-properties officeooo:paragraph-rsid="00190f36"/>
    </style:style>
    <style:style style:name="P6" style:family="paragraph" style:parent-style-name="Standard">
      <style:paragraph-properties fo:text-align="justify" style:justify-single-word="false"/>
      <style:text-properties officeooo:paragraph-rsid="00191978"/>
    </style:style>
    <style:style style:name="P7" style:family="paragraph" style:parent-style-name="Standard">
      <style:paragraph-properties fo:text-align="justify" style:justify-single-word="false"/>
      <style:text-properties officeooo:rsid="00190f36" officeooo:paragraph-rsid="00190f36"/>
    </style:style>
    <style:style style:name="P8" style:family="paragraph" style:parent-style-name="Standard" style:list-style-name="L6">
      <style:paragraph-properties fo:text-align="justify" style:justify-single-word="false"/>
      <style:text-properties officeooo:rsid="00190f36" officeooo:paragraph-rsid="00190f36"/>
    </style:style>
    <style:style style:name="P9" style:family="paragraph" style:parent-style-name="Standard">
      <style:paragraph-properties fo:text-align="justify" style:justify-single-word="false"/>
      <style:text-properties officeooo:rsid="00190f36" officeooo:paragraph-rsid="00191978"/>
    </style:style>
    <style:style style:name="P10" style:family="paragraph" style:parent-style-name="Standard">
      <style:paragraph-properties fo:text-align="justify" style:justify-single-word="false"/>
      <style:text-properties officeooo:rsid="00190f36" officeooo:paragraph-rsid="001afc4c"/>
    </style:style>
    <style:style style:name="P11" style:family="paragraph" style:parent-style-name="Standard">
      <style:paragraph-properties fo:text-align="justify" style:justify-single-word="false"/>
      <style:text-properties officeooo:rsid="00191978" officeooo:paragraph-rsid="00191978"/>
    </style:style>
    <style:style style:name="P12" style:family="paragraph" style:parent-style-name="Standard">
      <style:paragraph-properties fo:text-align="justify" style:justify-single-word="false"/>
      <style:text-properties officeooo:rsid="00191978" officeooo:paragraph-rsid="001afc4c"/>
    </style:style>
    <style:style style:name="P13" style:family="paragraph" style:parent-style-name="Standard">
      <style:paragraph-properties fo:text-align="justify" style:justify-single-word="false"/>
      <style:text-properties officeooo:rsid="001afc4c" officeooo:paragraph-rsid="001afc4c"/>
    </style:style>
    <style:style style:name="T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" style:family="text">
      <style:text-properties fo:font-size="15pt" style:text-underline-style="none" fo:font-weight="normal" officeooo:rsid="0014ed44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none" fo:font-weight="normal" officeooo:rsid="001628f4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officeooo:rsid="001788eb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none" fo:font-weight="normal" officeooo:rsid="00190f36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none" fo:font-weight="normal" officeooo:rsid="00191978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none" fo:font-weight="normal" officeooo:rsid="001afc4c" style:font-size-asian="15pt" style:font-weight-asian="normal" style:font-size-complex="15pt" style:font-weight-complex="normal"/>
    </style:style>
    <style:style style:name="T8" style:family="text">
      <style:text-properties fo:font-size="20pt" style:text-underline-style="solid" style:text-underline-width="auto" style:text-underline-color="font-color" fo:font-weight="bold" officeooo:rsid="0014ed44" style:font-size-asian="20pt" style:font-weight-asian="bold" style:font-size-complex="20pt" style:font-weight-complex="bold"/>
    </style:style>
    <style:style style:name="T9" style:family="text">
      <style:text-properties fo:font-size="20pt" style:text-underline-style="solid" style:text-underline-width="auto" style:text-underline-color="font-color" fo:font-weight="bold" officeooo:rsid="00190f36" style:font-size-asian="20pt" style:font-weight-asian="bold" style:font-size-complex="20pt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 <text:tab/> <text:span text:style-name="T8">Node.js </text:span><text:span text:style-name="T9">Inroduction</text:span></text:p>
      <text:p text:style-name="Standard"><text:span text:style-name="T8"/></text:p>
      <text:list xml:id="list2617205124" text:style-name="L1">
        <text:list-item>
          <text:p text:style-name="P4"><text:span text:style-name="T2">What is node.js?</text:span></text:p>
        </text:list-item>
      </text:list>
      <text:p text:style-name="P3"><text:span text:style-name="T2"><text:s text:c="6"/>→ </text:span><text:span text:style-name="T3">Javascript is a functional programming language that is quite popular nowadays, this language is believed to be getting this place as it’s offering programmers to use this both in front-end &amp; Backe-end development. To transform the js code in machine code, a runtime environment is needed. <text:s/>Browsers provide them for us. Basically, node.js</text:span><text:span text:style-name="T2"> is a runtime environment </text:span><text:span text:style-name="T3">that extends google chrome’s V8 engine. Ryan Duhl is the creator of node.js. He used the chorme’s v8 and added his own C++ codes to make this powerful runtime environment. As this is nothing but a C++ program, it can be run in any machines that can be a sever or our own laptops, desktops. </text:span></text:p>
      <text:p text:style-name="P3"><text:span text:style-name="T3"/></text:p>
      <text:list xml:id="list2985856839" text:style-name="L4">
        <text:list-item>
          <text:p text:style-name="P5"><text:span text:style-name="T3">Single-threaded node.js yay or nay?</text:span></text:p>
        </text:list-item>
      </text:list>
      <text:list xml:id="list1733863748" text:style-name="L3">
        <text:list-header>
          <text:p text:style-name="P2"><text:span text:style-name="T3">→ </text:span><text:span text:style-name="T4">Node.js can serve clients with data from databases or files or from any</text:span></text:p>
          <text:p text:style-name="P2"><text:span text:style-name="T4">other servers, which is known as its I/O intensive works or aid clients with some mathematical calculations as well, which are known as CPU intensive tasks. I/O intensive tasks may take time and multiple clients can ask for service at a time, that time the I/O tasks get interesting for node.js. It uses libuv that internally uses the </text:span><text:span text:style-name="T5">kernel’s multi-threading of the </text:span><text:span text:style-name="T4">os of the machine or the server in which it’s being run, </text:span><text:span text:style-name="T5">this is quite amazing. However, if any bigger CPU task(s) is asked by the client, then node.js gives a bit less performance. That’s why CPU intensive tasks are not appreciated by node.js.</text:span></text:p>
        </text:list-header>
      </text:list>
      <text:p text:style-name="P3"><text:span text:style-name="T5"/></text:p>
      <text:list xml:id="list957733529" text:style-name="L6">
        <text:list-item>
          <text:p text:style-name="P8"><text:span text:style-name="T1">Module and global objects</text:span></text:p>
        </text:list-item>
      </text:list>
      <text:p text:style-name="P7"><text:span text:style-name="T1"><text:s text:c="5"/>→ <text:s/>Browsers have window object, similar node.js has global object (Chrome’s v8 engine is only extracted not the full browser mechanism, Ryan Duhl added his own C++ flavour here). </text:span></text:p>
      <text:p text:style-name="P7"><text:span text:style-name="T1"><text:s text:c="9"/>→ <text:s text:c="3"/>Vanila javascript doesn’t have any modularity system. We can use the elements of one files one inside another easily. </text:span><text:span text:style-name="T6">In vanila js, iife is used to chieve module system. Module is nothing but a .js file. </text:span><text:span text:style-name="T1">But node.js has module system. Here, we can’t access any feature of another file without importing them as:</text:span></text:p>
      <text:p text:style-name="P3"><text:span text:style-name="T5"><text:tab/><text:tab/><text:tab/>var/const/let variable = require(“filepath”)</text:span></text:p>
      <text:p text:style-name="P7"><text:span text:style-name="T1">N.B: The elements of the file that are used should be exported as:</text:span></text:p>
      <text:p text:style-name="P7"><text:span text:style-name="T1"><text:tab/><text:tab/><text:tab/>module.export = variable/ {</text:span></text:p>
      <text:p text:style-name="P9"><text:span text:style-name="T1"><text:tab/><text:tab/><text:tab/></text:span><text:span text:style-name="T7">name</text:span><text:span text:style-name="T1">: variable1,</text:span></text:p>
      <text:p text:style-name="P10"><text:span text:style-name="T1"><text:tab/><text:tab/><text:tab/></text:span><text:span text:style-name="T7">name</text:span><text:span text:style-name="T6">: </text:span><text:span text:style-name="T1">variable</text:span><text:span text:style-name="T6">2</text:span></text:p>
      <text:p text:style-name="P9"><text:span text:style-name="T6"><text:tab/><text:tab/> <text:s text:c="3"/></text:span><text:span text:style-name="T1">}</text:span></text:p>
      <text:p text:style-name="P9"><text:span text:style-name="T1">__</text:span><text:span text:style-name="T6">dirname =&gt; Provides current working directory </text:span></text:p>
      <text:p text:style-name="P6"><text:span text:style-name="T6">__filename =&gt; Provides current working directory alongside filename</text:span></text:p>
      <text:p text:style-name="P6"><text:soft-page-break/><text:span text:style-name="T5"><text:tab/>→</text:span><text:span text:style-name="T6"> global object doesn’t provide with module or </text:span><text:span text:style-name="T5">__</text:span><text:span text:style-name="T6">dirname, __filename, </text:span><text:span text:style-name="T5">require. </text:span><text:span text:style-name="T6">They can be passed as the parameters of Module Wrapper function (The module is actually converted as iife internally by node.js).e.g:</text:span></text:p>
      <text:p text:style-name="P6"><text:span text:style-name="T6"/></text:p>
      <text:p text:style-name="P11"><text:span text:style-name="T1">function(exports, module, </text:span><text:span text:style-name="T5">__</text:span><text:span text:style-name="T1">dirname, __filename, </text:span><text:span text:style-name="T5">require</text:span><text:span text:style-name="T1">){</text:span></text:p>
      <text:p text:style-name="P11"><text:span text:style-name="T1"><text:tab/><text:tab/></text:span><text:span text:style-name="T7">var a=5;</text:span></text:p>
      <text:p text:style-name="P11"><text:span text:style-name="T7"><text:tab/><text:tab/>var b=10;</text:span></text:p>
      <text:p text:style-name="P12"><text:span text:style-name="T7"><text:tab/><text:tab/>function test(){</text:span></text:p>
      <text:p text:style-name="P12"><text:span text:style-name="T7"><text:tab/><text:tab/>console.log(‘Test’)</text:span></text:p>
      <text:p text:style-name="P12"><text:span text:style-name="T7"><text:tab/><text:tab/>}</text:span></text:p>
      <text:p text:style-name="P12"><text:span text:style-name="T7"><text:tab/><text:tab/>module.exports = {</text:span></text:p>
      <text:p text:style-name="P12"><text:span text:style-name="T7"><text:tab/><text:tab/><text:tab/>a;</text:span></text:p>
      <text:p text:style-name="P13"><text:span text:style-name="T1"><text:tab/><text:tab/><text:tab/>b;</text:span></text:p>
      <text:p text:style-name="P13"><text:span text:style-name="T1"><text:tab/><text:tab/><text:tab/>test()</text:span></text:p>
      <text:p text:style-name="P12"><text:span text:style-name="T7"><text:tab/><text:tab/>}</text:span></text:p>
      <text:p text:style-name="P11"><text:span text:style-name="T1">}, <text:s/></text:span><text:span text:style-name="T7">this function returns module.exports. </text:span></text:p>
      <text:p text:style-name="P11"><text:span text:style-name="T7"><text:tab/>→ Own created modules, npm modules/libraries or some node.js core modules can be added to own project files. </text:span></text:p>
      <text:p text:style-name="P6"><text:span text:style-name="T6"/></text:p>
      <text:p text:style-name="P6"><text:span text:style-name="T6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5T19:44:24.216762006</meta:creation-date>
    <dc:date>2023-04-05T23:17:41.516596775</dc:date>
    <meta:editing-duration>PT7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451" meta:character-count="2792" meta:non-whitespace-character-count="2297"/>
  </office:meta>
</office:document-meta>
</file>